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EditorTests.standardURLWith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EditorTests.setAsText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EditorTests.standard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EditorTests.encodeAlreadyEncoded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EditorTests.encod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EditorTests.standard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EditorTests.withNonExisten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EditorTests.classpathURLWith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EditorTests.classpath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EditorTests.getAsTextReturnsEmptyStringIfValueNo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EditorTests.doTestURI( String uri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EditorTests.standardURLWith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EditorTests.classpathURLAs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